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A89D2727C3857B15.png" manifest:media-type="image/png"/>
  <manifest:file-entry manifest:full-path="Pictures/100002010000078000000438E0699522D00DFD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E0699522D00DFDBC.png" xlink:type="simple" xlink:show="embed" xlink:actuate="onLoad" loext:mime-type="image/x-vclgraphic"/></draw:frame><draw:frame draw:style-name="fr2" draw:name="Image2" text:anchor-type="paragraph" svg:x="-0.0728in" svg:y="3.9063in" svg:width="6.6929in" svg:height="3.7646in" draw:z-index="1"><draw:image xlink:href="Pictures/100002010000078000000438A89D2727C3857B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3:28:13.601006953</meta:creation-date>
    <dc:date>2019-08-09T23:29:03.474574505</dc:date>
    <meta:editing-duration>PT5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